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14_09-17-15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14_16-18-10_000.jpg</text:p>
          </table:table-cell>
          <table:table-cell office:value-type="string">
            <text:p>:m 1*1 RES / 245 / 『脳科学の教科書　こころ編』　 / p.25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4_16-28-51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14_18-24-39_000.jpg</text:p>
          </table:table-cell>
          <table:table-cell office:value-type="string">
            <text:p>:m music / log / kb / s.1:free,N,geometric,R=1 || s.2:TR,2-finger-alternate~RH,blocks s.3:op-2,var,R=2 s.4:TR,DIFFICULT,2-finger-alternate~LH s.5:op-2,ADD,R=3 s.6:op-2,VAR,R=4 s.7:TR,N,parallel~LH+flux~RH,R=5,M7 s.8:res,Ending.drips,drip=6(4+2),start=3(P:)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09-14_20-34-20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09-14_22-31-39_000.jpg</text:p>
          </table:table-cell>
          <table:table-cell office:value-type="string">
            <text:p>:m 記録 / 身体 / 足の裏 / 水虫 / 右足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14_22-31-49_000.jpg</text:p>
          </table:table-cell>
          <table:table-cell office:value-type="string">
            <text:p>:m 記録 / 身体 / 足の裏 / 水虫 / 右足 / 裂傷発生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14_22-32-27_000.jpg</text:p>
          </table:table-cell>
          <table:table-cell office:value-type="string">
            <text:p>:m 記録 / 身体 / 足の裏 / 水虫 / 右足 / 裂傷発生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9-14_22-33-09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9-14_22-33-27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15_06-08-14_000.jpg</text:p>
          </table:table-cell>
          <table:table-cell office:value-type="string">
            <text:p>:PHOTO 記録 / 製品 / フリーザーバッグ　Mサイズ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09-15_06-08-55_000.png</text:p>
          </table:table-cell>
          <table:table-cell office:value-type="string">
            <text:p>:m :PHOTO 起きた時刻 / 20180915</text:p>
          </table:table-cell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6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4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5" table:number-rows-repeated="2">
          <table:table-cell table:number-columns-repeated="5"/>
          <table:table-cell table:style-name="ce4"/>
        </table:table-row>
        <table:table-row table:style-name="ro5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5" table:number-rows-repeated="3">
          <table:table-cell table:number-columns-repeated="5"/>
          <table:table-cell table:style-name="ce4"/>
        </table:table-row>
        <table:table-row table:style-name="ro5" table:number-rows-repeated="31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0">
          <table:table-cell table:number-columns-repeated="6"/>
        </table:table-row>
        <table:table-row table:style-name="ro5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9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3">
            <text:p>13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13">
            <text:p>13</text:p>
          </table:table-cell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0">
            <text:p>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[.C122:.C123])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3];[.B122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[.B123])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2018/09/15</text:date>, <text:time>06:3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5T06:38:44.63</dc:date>
    <dc:creator>iwabuchi ken</dc:creator>
    <meta:editing-duration>P4DT19H50M8S</meta:editing-duration>
    <meta:editing-cycles>1580</meta:editing-cycles>
    <meta:document-statistic meta:table-count="1" meta:cell-count="56" meta:object-count="0"/>
  </office:meta>
</office:document-meta>
</file>